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dd1a1" officeooo:paragraph-rsid="00132597" style:font-weight-asian="bold" style:font-weight-complex="bold"/>
    </style:style>
    <style:style style:name="P3" style:family="paragraph" style:parent-style-name="Preformatted_20_Text">
      <style:text-properties officeooo:paragraph-rsid="000542c3"/>
    </style:style>
    <style:style style:name="P4" style:family="paragraph" style:parent-style-name="Preformatted_20_Text">
      <style:text-properties officeooo:rsid="000a6025" officeooo:paragraph-rsid="000a6025"/>
    </style:style>
    <style:style style:name="P5" style:family="paragraph" style:parent-style-name="Preformatted_20_Text">
      <style:text-properties officeooo:rsid="000bd301" officeooo:paragraph-rsid="000bd301"/>
    </style:style>
    <style:style style:name="P6" style:family="paragraph" style:parent-style-name="Preformatted_20_Text">
      <style:text-properties officeooo:rsid="000542c3" officeooo:paragraph-rsid="000542c3"/>
    </style:style>
    <style:style style:name="P7" style:family="paragraph" style:parent-style-name="Preformatted_20_Text">
      <style:text-properties officeooo:rsid="0008b389" officeooo:paragraph-rsid="0008b389"/>
    </style:style>
    <style:style style:name="P8" style:family="paragraph" style:parent-style-name="Preformatted_20_Text">
      <style:text-properties fo:font-weight="normal" officeooo:rsid="000ec047" officeooo:paragraph-rsid="00132597" style:font-weight-asian="normal" style:font-weight-complex="normal"/>
    </style:style>
    <style:style style:name="P9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10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P12" style:family="paragraph" style:parent-style-name="Preformatted_20_Text">
      <style:text-properties officeooo:rsid="0014e081" officeooo:paragraph-rsid="0014e081"/>
    </style:style>
    <style:style style:name="P13" style:family="paragraph" style:parent-style-name="Preformatted_20_Text">
      <style:text-properties officeooo:rsid="001581df" officeooo:paragraph-rsid="001581df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2">- part <text:span text:style-name="T5">3</text:span>: make the evaluated calculation an array, in which each item is calculated by its relative position to an operator<text:span text:style-name="T4">.</text:span></text:p>
      <text:p text:style-name="P8"/>
      <text:p text:style-name="P8">for each item in the array, check it for operators</text:p>
      <text:p text:style-name="P8"/>
      <text:p text:style-name="P8">when the operator is found, run the value in front and behind through the calculation (check if it is a number)</text:p>
      <text:p text:style-name="P8"/>
      <text:p text:style-name="P9">run the result again through the arrayCalculation, and once it has become 1 value, let ans be the result</text:p>
      <text:p text:style-name="Preformatted_20_Text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11"><text:span text:style-name="T1">- </text:span>make a<text:span text:style-name="T2">n</text:span> ANS function</text:p>
      <text:p text:style-name="P4">what does an ans function need to be able to do:</text:p>
      <text:p text:style-name="P4">make the currently selected variable the previous answer.</text:p>
      <text:p text:style-name="P4"/>
      <text:p text:style-name="P4">think about what all the the functions need to do, and give them the code to do it.</text:p>
      <text:p text:style-name="P4"/>
      <text:p text:style-name="P4"/>
      <text:p text:style-name="P6"><text:s text:c="2"/>* debug the hell out of it</text:p>
      <text:p text:style-name="P7"><text:tab/>different situations for an ANS</text:p>
      <text:p text:style-name="P5">if the screen is empty, just make num1 &amp; currentNum ANS,</text:p>
      <text:p text:style-name="P5">If there is any content in num1, empty it and make it ANS</text:p>
      <text:p text:style-name="P5">if there is an operator, make num2 ANS</text:p>
      <text:p text:style-name="P10"/>
      <text:p text:style-name="P3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13">add the option for different ways to write variables (* and x)</text:p>
      <text:p text:style-name="Preformatted_20_Text"/>
      <text:p text:style-name="P12">make negative numbers possible</text:p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2:05:12.687126864</dc:date>
    <meta:editing-duration>PT22H7M1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803" meta:character-count="4497" meta:non-whitespace-character-count="3727"/>
  </office:meta>
</office:document-meta>
</file>